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909cm" fo:min-width="6.48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274cm" fo:min-width="2.993cm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2.163cm" fo:min-width="6.4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985cm" svg:height="2.159cm" svg:x="3.794cm" svg:y="3.921cm">
          <text:p text:style-name="P1">Initialize Popula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985cm" svg:height="2.159cm" svg:x="3.794cm" svg:y="7.45cm">
          <text:p text:style-name="P1">Evaluate Energy</text:p>
          <draw:enhanced-geometry svg:viewBox="0 0 21600 21600" draw:type="rectangle" draw:enhanced-path="M 0 0 L 21600 0 21600 21600 0 21600 0 0 Z N"/>
        </draw:custom-shape>
        <draw:connector draw:style-name="gr2" draw:text-style-name="P3" xml:id="id5" draw:id="id5" draw:layer="layout" svg:x1="7.286cm" svg:y1="6.08cm" svg:x2="7.286cm" svg:y2="7.45cm" draw:start-shape="id1" draw:start-glue-point="2" draw:end-shape="id2" draw:end-glue-point="0" svg:d="M7286 6080v1370" svg:viewBox="0 0 1 1371">
          <text:p/>
        </draw:connector>
        <draw:custom-shape draw:style-name="gr1" draw:text-style-name="P2" xml:id="id3" draw:id="id3" draw:layer="layout" svg:width="6.985cm" svg:height="2.159cm" svg:x="3.794cm" svg:y="10.879cm">
          <text:p text:style-name="P1">Generate Offspring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.286cm" svg:y1="9.609cm" svg:x2="7.286cm" svg:y2="10.879cm" draw:start-shape="id2" draw:start-glue-point="2" draw:end-shape="id3" draw:end-glue-point="0" svg:d="M7286 9609v1270" svg:viewBox="0 0 1 1271">
          <text:p/>
        </draw:connector>
        <draw:connector draw:style-name="gr2" draw:text-style-name="P3" draw:layer="layout" svg:x1="7.286cm" svg:y1="13.038cm" svg:x2="7.287cm" svg:y2="14.335cm" draw:start-shape="id3" draw:start-glue-point="2" draw:end-shape="id4" draw:end-glue-point="4" svg:d="M7286 13038v648h1v649" svg:viewBox="0 0 2 1298">
          <text:p/>
        </draw:connector>
        <draw:custom-shape draw:style-name="gr3" draw:text-style-name="P2" xml:id="id4" draw:id="id4" draw:layer="layout" svg:width="6.985cm" svg:height="3.048cm" svg:x="3.794cm" svg:y="14.335cm">
          <text:p text:style-name="P1">Termin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0.779cm" svg:y1="15.859cm" svg:x2="7.286cm" svg:y2="6.715cm" draw:start-shape="id4" draw:start-glue-point="7" draw:end-shape="id5" draw:end-glue-point="0" svg:d="M10779 15859h501v-9144h-3994" svg:viewBox="0 0 3995 9145">
          <text:p/>
        </draw:connector>
        <draw:frame draw:style-name="gr4" draw:text-style-name="P4" draw:layer="layout" svg:width="1.651cm" svg:height="0.988cm" svg:x="10.525cm" svg:y="16.014cm">
          <draw:text-box>
            <text:p>No</text:p>
          </draw:text-box>
        </draw:frame>
        <draw:custom-shape draw:style-name="gr5" draw:text-style-name="P2" xml:id="id6" draw:id="id6" draw:layer="layout" svg:width="6.985cm" svg:height="2.413cm" svg:x="3.794cm" svg:y="18.526cm">
          <text:p text:style-name="P1">Results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.287cm" svg:y1="17.383cm" svg:x2="7.286cm" svg:y2="18.526cm" draw:start-shape="id4" draw:start-glue-point="6" draw:end-shape="id6" draw:end-glue-point="0" svg:d="M7287 17383v572h-1v571" svg:viewBox="0 0 2 1144">
          <text:p/>
        </draw:connector>
        <draw:frame draw:style-name="gr6" draw:text-style-name="P4" draw:layer="layout" svg:width="1.526cm" svg:height="0.988cm" svg:x="7.475cm" svg:y="17.284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Bitstream Vera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family="'Bitstream Vera Sans'" style:font-style-name="Roman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7T05:39:09.204292121</meta:creation-date>
    <dc:date>2018-08-27T17:38:38.875502532</dc:date>
    <meta:editing-duration>PT10H13M30S</meta:editing-duration>
    <meta:editing-cycles>2</meta:editing-cycles>
    <meta:generator>LibreOffice/6.1.0.3$Linux_X86_64 LibreOffice_project/10$Build-3</meta:generator>
    <meta:document-statistic meta:object-count="12"/>
  </office:meta>
</office:document-meta>
</file>